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Z1 2 3 1 1 2 3 3 1 1 2 2 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 0 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 1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 1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0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1 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 1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 1 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 1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1 0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1 1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0 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0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 1 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9:59:53.941876597</meta:creation-date>
    <dc:date>2018-11-13T22:48:21.757993009</dc:date>
    <meta:editing-duration>PT2H38M17S</meta:editing-duration>
    <meta:editing-cycles>1</meta:editing-cycles>
    <meta:document-statistic meta:table-count="1" meta:cell-count="40" meta:object-count="0"/>
    <meta:generator>LibreOffice/6.0.6.2$Linux_X86_64 LibreOffice_project/00m0$Build-2</meta:generator>
  </office:meta>
</office:document-meta>
</file>